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8.578cm"/>
    </style:style>
    <style:style style:name="co4" style:family="table-column">
      <style:table-column-properties fo:break-before="auto" style:column-width="10.756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509cm"/>
    </style:style>
    <style:style style:name="co7" style:family="table-column">
      <style:table-column-properties fo:break-before="auto" style:column-width="14.596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Номер теста</text:p>
          </table:table-cell>
          <table:table-cell table:style-name="Default" office:value-type="string">
            <text:p>Требования</text:p>
          </table:table-cell>
          <table:table-cell office:value-type="string">
            <text:p>Строка запуска</text:p>
          </table:table-cell>
          <table:table-cell office:value-type="string">
            <text:p>Объекты ФС</text:p>
          </table:table-cell>
          <table:table-cell office:value-type="string">
            <text:p>Код возврата</text:p>
          </table:table-cell>
          <table:table-cell office:value-type="string">
            <text:p>Сообщение</text:p>
          </table:table-cell>
          <table:table-cell office:value-type="string">
            <text:p>Объекты ФС</text:p>
          </table:table-cell>
          <table:table-cell office:value-type="string">
            <text:p>Вердикт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3.1.4</text:p>
          </table:table-cell>
          <table:table-cell office:value-type="string">
            <text:p>append-to-end.sh lol lol wrong?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3.1.4</text:p>
          </table:table-cell>
          <table:table-cell office:value-type="string">
            <text:p>append-to-end.sh lol lol ADD&amp;&amp;|\\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3.1.4</text:p>
          </table:table-cell>
          <table:table-cell office:value-type="string">
            <text:p>append-to-end.sh lol lol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3.2.1</text:p>
          </table:table-cell>
          <table:table-cell office:value-type="string">
            <text:p>append-to-end.sh testdir lol lol</text:p>
          </table:table-cell>
          <table:table-cell office:value-type="string">
            <text:p>./testdir отсутствует в директории</text:p>
          </table:table-cell>
          <table:table-cell office:value-type="float" office:value="3">
            <text:p>3</text:p>
          </table:table-cell>
          <table:table-cell office:value-type="string">
            <text:p>Subdirectory doesn't exis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3.2.2</text:p>
          </table:table-cell>
          <table:table-cell office:value-type="string">
            <text:p>append-to-end.sh testdir lol lol</text:p>
          </table:table-cell>
          <table:table-cell office:value-type="string">
            <text:p>./testdir 444</text:p>
          </table:table-cell>
          <table:table-cell office:value-type="float" office:value="4">
            <text:p>4</text:p>
          </table:table-cell>
          <table:table-cell office:value-type="string">
            <text:p>Cannot write to subdirectory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3.2.2</text:p>
          </table:table-cell>
          <table:table-cell office:value-type="string">
            <text:p>append-to-end.sh testdir lol lol</text:p>
          </table:table-cell>
          <table:table-cell office:value-type="string">
            <text:p>./testdir 555</text:p>
          </table:table-cell>
          <table:table-cell office:value-type="float" office:value="4">
            <text:p>4</text:p>
          </table:table-cell>
          <table:table-cell office:value-type="string">
            <text:p>Cannot write to subdirectory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3.2.3</text:p>
          </table:table-cell>
          <table:table-cell office:value-type="string">
            <text:p>append-to-end.sh testdir lol lol</text:p>
          </table:table-cell>
          <table:table-cell office:value-type="string">
            <text:p>./testdir/testwhat.BBB -\n./testdir 666</text:p>
          </table:table-cell>
          <table:table-cell office:value-type="float" office:value="5">
            <text:p>5</text:p>
          </table:table-cell>
          <table:table-cell office:value-type="string">
            <text:p>Cannot create file in subdirectory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3.2.4</text:p>
          </table:table-cell>
          <table:table-cell office:value-type="string">
            <text:p>append-to-end.sh testdir lol testadd</text:p>
          </table:table-cell>
          <table:table-cell office:value-type="string">
            <text:p>./testdir/lol.BBB 777\n./testdir/testadd -</text:p>
          </table:table-cell>
          <table:table-cell office:value-type="float" office:value="6">
            <text:p>6</text:p>
          </table:table-cell>
          <table:table-cell office:value-type="string">
            <text:p>Cannot find ADD file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3.2.5</text:p>
          </table:table-cell>
          <table:table-cell office:value-type="string">
            <text:p>append-to-end.sh testdir lol testadd</text:p>
          </table:table-cell>
          <table:table-cell office:value-type="string">
            <text:p>./testdir/lol.BBB 777\n./testdir/testadd 222</text:p>
          </table:table-cell>
          <table:table-cell office:value-type="float" office:value="7">
            <text:p>7</text:p>
          </table:table-cell>
          <table:table-cell office:value-type="string">
            <text:p>Cannot read ADD file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3.2.5</text:p>
          </table:table-cell>
          <table:table-cell office:value-type="string">
            <text:p>append-to-end.sh testdir lol testadd</text:p>
          </table:table-cell>
          <table:table-cell office:value-type="string">
            <text:p>./testdir/lol.BBB 777\n./testdir/testadd 333</text:p>
          </table:table-cell>
          <table:table-cell office:value-type="float" office:value="7">
            <text:p>7</text:p>
          </table:table-cell>
          <table:table-cell office:value-type="string">
            <text:p>Cannot read ADD file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.1.1</text:p>
          </table:table-cell>
          <table:table-cell office:value-type="string">
            <text:p>append-to-end.sh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rong number of parameters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3.2.6</text:p>
          </table:table-cell>
          <table:table-cell office:value-type="string">
            <text:p>append-to-end.sh testdir testwhat lol</text:p>
          </table:table-cell>
          <table:table-cell office:value-type="string">
            <text:p>./testdir/testwhat.BBB 111\n./testdir/lol 777""</text:p>
          </table:table-cell>
          <table:table-cell office:value-type="float" office:value="8">
            <text:p>8</text:p>
          </table:table-cell>
          <table:table-cell office:value-type="string">
            <text:p>Cannot write to WHAT file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3.2.6</text:p>
          </table:table-cell>
          <table:table-cell office:value-type="string">
            <text:p>append-to-end.sh testdir testwhat lol</text:p>
          </table:table-cell>
          <table:table-cell office:value-type="string">
            <text:p>./testdir/testwhat.BBB 555\n./testdir/lol 777</text:p>
          </table:table-cell>
          <table:table-cell office:value-type="float" office:value="8">
            <text:p>8</text:p>
          </table:table-cell>
          <table:table-cell office:value-type="string">
            <text:p>Cannot write to WHAT file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3.2.7</text:p>
          </table:table-cell>
          <table:table-cell office:value-type="string">
            <text:p>append-to-end.sh testdir lol lol</text:p>
          </table:table-cell>
          <table:table-cell office:value-type="string">
            <text:p>./testdir <text:s/>222</text:p>
          </table:table-cell>
          <table:table-cell office:value-type="float" office:value="9">
            <text:p>9</text:p>
          </table:table-cell>
          <table:table-cell office:value-type="string">
            <text:p>Cannot read subdirectory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3.2.7</text:p>
          </table:table-cell>
          <table:table-cell office:value-type="string">
            <text:p>append-to-end.sh testdir lol lol</text:p>
          </table:table-cell>
          <table:table-cell office:value-type="string">
            <text:p>./testdir <text:s/>333</text:p>
          </table:table-cell>
          <table:table-cell office:value-type="float" office:value="9">
            <text:p>9</text:p>
          </table:table-cell>
          <table:table-cell office:value-type="string">
            <text:p>Cannot read subdirectory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3.3.1</text:p>
          </table:table-cell>
          <table:table-cell office:value-type="string">
            <text:p>append-to-end.sh testdir testwhat testadd</text:p>
          </table:table-cell>
          <table:table-cell office:value-type="string">
            <text:p>./testdir/testwhat.BBB содержит строку «AAAA test»</text:p>
            <text:p>./testdir/testadd содержит строку «This text will be appended»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/testdir/testwhat.BBB содержит строку «AAAA test This text will be appended»</text:p>
            <text:p>./testdir/testadd содержит строку «This text will be appended»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3.3.1</text:p>
          </table:table-cell>
          <table:table-cell office:value-type="string">
            <text:p>append-to-end.sh testdir testwhat testadd</text:p>
          </table:table-cell>
          <table:table-cell office:value-type="string">
            <text:p>./testdir/testwhat.BBB -</text:p>
            <text:p>./testdir/testadd содержит строку «Test text :)»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/testdir/testwhat.BBB содержит строку «PATH = testdir Test text :)»</text:p>
            <text:p>./testdir/testadd содержит строку «Test text :)»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3.3.1</text:p>
          </table:table-cell>
          <table:table-cell office:value-type="string">
            <text:p>append-to-end.sh testdir testwhat testadd</text:p>
          </table:table-cell>
          <table:table-cell office:value-type="string">
            <text:p>./testdir/testwhat.BBB содержит строку «THIS IS TESTING!!!»</text:p>
            <text:p>./testdir/testadd содержит строку «This text will be appended»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/testdir/testwhat.BBB содержит строку «THIS IS TESTING!!! This text will be appended»</text:p>
            <text:p>./testdir/testadd содержит строку «This text will be appended»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3.3.1</text:p>
          </table:table-cell>
          <table:table-cell office:value-type="string">
            <text:p>append-to-end.sh testdir testwhat testadd</text:p>
          </table:table-cell>
          <table:table-cell office:value-type="string">
            <text:p>./testdir/testwhat.BBB -</text:p>
            <text:p>./testdir/testadd содержит строку «This text will be appended»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/testdir/testwhat.BBB содержит строку «PATH = testdir This text will be appended»</text:p>
            <text:p>./testdir/testadd содержит строку «This text will be appended»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.1.1</text:p>
          </table:table-cell>
          <table:table-cell office:value-type="string">
            <text:p>append-to-end.sh lo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rong number of parameters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.1.1</text:p>
          </table:table-cell>
          <table:table-cell office:value-type="string">
            <text:p>append-to-end.sh lol lo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rong number of parameters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.1.2</text:p>
          </table:table-cell>
          <table:table-cell office:value-type="string">
            <text:p>append-to-end.sh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lol lol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3.1.2</text:p>
          </table:table-cell>
          <table:table-cell office:value-type="string">
            <text:p>append-to-end.sh |-\|/-| lol lol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3.1.2</text:p>
          </table:table-cell>
          <table:table-cell office:value-type="string">
            <text:p>append-to-end.sh wh\$\/\*ere lol lol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3.1.3</text:p>
          </table:table-cell>
          <table:table-cell office:value-type="string">
            <text:p>append-to-end.sh lol 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lol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3.1.3</text:p>
          </table:table-cell>
          <table:table-cell office:value-type="string">
            <text:p>append-to-end.sh lol wh&amp;*#at lol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4T15:48:24</dc:date>
    <meta:document-statistic meta:table-count="1" meta:cell-count="179" meta:object-count="0"/>
    <meta:generator>LibreOffice/4.0.2.2$Linux_X86_64 LibreOffice_project/400m0$Build-2</meta:generator>
  </office:meta>
</office:document-meta>
</file>